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justify" style:justify-single-word="false" fo:orphans="0" fo:widows="0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rs. Czerwona planeta nazwana na cześć starożytnego boga wojny. Dom połowy zielonych ludków, które chciały najechać Ziemię w niejednej historii science-fiction. Przyszłe królestwo Elona Muska. Planeta mniejsza od Ziemi z wielokrotnie dłuższym okresem obiegu wokół Słońca, o wiele słabszym polem magnetycznym, pozbawiona (z tego, co wiemy) życia… i, jak pokazuje “Surviving Mars”, nieco nudniejsza niż początkowo można by uważać.</text:p>
      <text:p text:style-name="P1"/>
      <text:p text:style-name="P1">Twórcy słynnej serii “Tropico” tym razem wybrali się w miejsce, które prawie niczym nie przypomina tropikalnych wysp, w których toczyły się ich dotychczasowe dzieła. Brakuje tu palm, nie ma za wiele tytoniu ani cukru, handel jest nieco ograniczony, a ekolodzy nie dobijają się do pałacu prezydenckiego z żądaniem, by zbudować więcej parków. Zamiast tego mamy burze piaskowe, temperatury, które nie zachęcają do opalania oraz dużo, duuuużo miejsca na wbicie flagi i zabudowanie okolicy naszą dumną, kolonialną bazą.</text:p>
      <text:p text:style-name="P1"/>
      <text:p text:style-name="P1">“Surviving Mars”, zgodnie z tytułem, jest grą o przetrwaniu. W przeciwieństwie jednak do innych tytułów o tej tematyce, które ostatnio plenią się jak chwasty, jest grą strategiczno-ekonomiczną. Rozgrywkę zaczynamy od wyboru sponsora (od państw, takich jak USA czy Rosja, po organizacje międzynarodowe i korporacje, a nawet jeden związek wyznaniowy), dowódcy, loga, tego, co ma polecieć w pierwszej rakiecie… i lecimy na czerwoną planetę. Zarówno sponsor, jak i dowódca mają wpływ na poziom trudności - zależą od tego ilość rakiet, fundusze, jakie otrzymamy, punkty nauki generowane na Ziemi oraz dodatkowe bonusy. Na przykład najprostszy sponsor, Międzynarodowa Misja Marsjańska - nie dość, że ma cztery rakiety, dużo pieniędzy i 300 punktów nauki na sol (jednostka czasu), to jeszcze rakiety same tworzą paliwo, koloniści nie będą tęsknić za Ziemią i każdy przywiezie o wiele więcej jedzenia. Dla porównania, jeden z trudniejszych - Kościół Nowej Arki - to jedna zabiedzona rakieta, zero punktów nauki, a fundusze to chyba drobniaki zbierane do koszyczka na nabożeństwach, bo nie wystarczają na długo. Za to ich koloniści mają wyższe morale i mają więcej dzieci - co jednak, szczególnie przed patchami, bywało wręcz przeszkodą w tworzeniu porządnej kolonii ze względu na plagę bezdomności. Można też wybrać dodatkowe utrudnienia i ułatwienia - np. można ustawić tryb, w którym będziemy mieć do dyspozycji tylko jedną rakietę z kolonistami przez całą grę.</text:p>
      <text:p text:style-name="P1"/>
      <text:p text:style-name="P1">Ciekawą opcją są też “tajemnice” - fabularyzowane ciągi wydarzeń, które mogą się aktywować w trakcie gry. Na starcie wybieramy jedną z nich, decydujemy się na losowość albo - jeśli ktoś chce po prostu budować bazę, a nie np. bawić się w pierwszy kontakt ludzkości z kosmitami - można je po prostu wyłączyć. Są podzielone na kilka kategorii, od łatwych po trudne, i różnią się jakością. Niektóre z nich to małe perełki, przy których <text:s/>trzeba się nieźle napocić, by je przetrwać - jak na przykład przy mojej biednej kolonii, która natknęła się na aferę Marsgate. Co więcej, niedawno w darmowym DLC dodano kilka nowych “tajemnic”.</text:p>
      <text:p text:style-name="P1"/>
      <text:p text:style-name="P1">Gdy już nasza pierwsza rakieta wyląduje na Marsie, rzucamy się w wir pracy - pierwsze rakiety będą niosły na Czerwoną Planetę przede wszystkim roboty i surowce, ale gdy już wstępnie rozwinie się przemysł, to w końcu nadchodzi moment, w którym stawiamy pierwszą kopułę mieszkalną i transportujemy kolonistów. Wydobywamy zasoby, stawiamy kolejne kopuły, odkrywamy wynalazki, handlujemy z Ziemią i tak aż do końca gry - czyli, w tym wypadku, do momentu, w którym znudzimy się obecną mapą i postanowimy zbudować bazę gdzie indziej.</text:p>
      <text:p text:style-name="P1"/>
      <text:p text:style-name="P1">Albo i po prostu zrezygnujemy z grania, bo ileż razy można robić praktycznie te same rzeczy? Nie mamy tu tylu opcji ekonomicznych co w serii Tropico, klimat nie zachęca aż tak bardzo do kontynuowania rozgrywki, a niektóre rozwiązania i bugi zadziwiają. Dla przykładu, przy pierwszej rozgrywce zbudowałem dwie kopuły - dość oddalone od siebie ze względu na konieczność wydobywania surowców. W pewnym momencie zaskoczył mnie nagły natłok wiadomości o zgonach kolonistów. Co się stało? Z jednej kopuły do drugiej ruszyła spora grupka imigrantów, która postanowiła przejść kilkanaście kilometrów na piechotę, po czym malowniczo umarła z głodu w połowie drogi. Do tego dochodzą czasem problemy z nieintuicyjnym interfejsem, wykrywaniem ścieżek (na początku drony ignorowały podziemne tunele, o ile nie dostawały wprost rozkazu przejścia nim) czy brakiem dostępu do ważnych informacji.</text:p>
      <text:p text:style-name="P1"/>
      <text:p text:style-name="P1">Na szczęście z łatki na łatkę problemy tego typu są eliminowane, do tego wciąż się pojawiają nowe opcje - na przykład możliwość łączenia kopuł mieszkalnych tunelami, co umożliwia tworzenie wielkich struktur, w których, na przykład, przemysł jest skoncentrowany w jednym miejscu, w drugim są budowle mieszkalne i budynki zwiększające płodność i zadowolenie, a w trzecim wszystkie budowle odpowiedzialne za zaspokajanie potrzeb kolonistów. Szkoda, że tego typu rzeczy nie zaimplementowano od razu.</text:p>
      <text:p text:style-name="P1"/>
      <text:p text:style-name="P1">Żadnych zastrzeżeń nie mam natomiast do grafiki, która - nawet na niższych ustawieniach - potrafi zachwycić. Czerwona planeta jest po prostu ładna - ogromne połacie pustyni, na których wyrasta ludzka cywilizacja, są przyjemne dla oka. Do tego dochodzą szczegóły, które są zarówno pasujące do klimatu gry, jak też i dobrze informujące o ważnych rzeczach - na przykład: budynki pokrywają się pyłem, przez co starsze budowle wyglądają inaczej od nowych, a najbardziej zabrudzone budynki wymagają wyczyszczenia i naprawienia przez drony.</text:p>
      <text:p text:style-name="P1"/>
      <text:p text:style-name="P1">Kompletnie bez zarzutu jest również oprawa dźwiękowa. Dźwięki pracującej kolonii i powiadomienia nie przeszkadzają w rozgrywce, a wręcz ją umilają. Do tego twórcy oddali graczom do dyspozycji szereg “stacji radiowych”, z których każda oferuje inny rodzaj muzyki, a nawet - całkiem nieźle nagrane - wypowiedzi publicystów pracujących w danych miejscach, które wprowadzają interesujący klimat i przypominają o tym, jak doniosłej misji się właśnie podjęliśmy. Gdyby jeszcze była jakaś opcja przeznaczona dla graczy Kościoła Nowej Arki, by jeszcze mocniej czuć radość z wysyłania quasi-mormonów na inną planetę…</text:p>
      <text:p text:style-name="P1"/>
      <text:p text:style-name="P1">Surviving Mars to całkiem udana gra traktująca o kolonizacji Marsa - nie jest jednak tak dobra, jak mogłaby być. Wciąż jest wiele rzeczy, które można by poprawić lub dopieścić. Na szczęście jednak twórcy już udowodnili, że potrafią słuchać głosu graczy i już zapowiedzieli kolejne łatki oraz DLC. Wersję premierową za zatrzęsienie błędów, oceniłbym maksimum na 6/10. Obecną - 7+/10. Liczę, że tendencja zostanie utrzymana i za niedługo Surviving Mars przeistoczy się z brzydkiego kaczątka z gameplayem, który jest zabawny przez co najwyżej jedną, dwie ostrożnie dawkowane rozgrywki w diament, przy którym będzie się chciało siedzieć godzinami. </text:p>
      <text:p text:style-name="P1"/>
      <text:p text:style-name="P1"/>
      <text:p text:style-name="P2"><text:a xlink:type="simple" xlink:href="https://upload.wikimedia.org/wikipedia/en/a/a6/Surviving_Mars_logo_2017.png" text:style-name="Internet_20_link" text:visited-style-name="Visited_20_Internet_20_Link"><text:span text:style-name="T1">https://upload.wikimedia.org/wikipedia/en/a/a6/Surviving_Mars_logo_2017.png</text:span></text:a> - na górę</text:p>
      <text:p text:style-name="P2"><text:a xlink:type="simple" xlink:href="https://imgur.com/a/RKQ5psw" text:style-name="Internet_20_link" text:visited-style-name="Visited_20_Internet_20_Link"><text:span text:style-name="T1">https://imgur.com/a/RKQ5psw</text:span></text:a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008" meta:character-count="6822" meta:non-whitespace-character-count="5823"/>
    <meta:generator>LibreOfficeDev/5.1.0.3$Linux_X86_64 LibreOffice_project/</meta:generator>
  </office:meta>
</office:document-meta>
</file>